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6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9402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6516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1484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7693in"/>
    </style:style>
    <style:style style:name="ro1" style:family="table-row">
      <style:table-row-properties style:row-height="0.402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5409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0">
      <style:table-cell-properties style:glyph-orientation-vertical="0" fo:border-bottom="0.0138in solid #aaaaaa" fo:background-color="#8ddf47" style:diagonal-bl-tr="none" style:diagonal-tl-br="none" style:text-align-source="value-type" style:repeat-content="false" fo:wrap-option="wrap" fo:border-left="0.0138in solid #aaaaaa" style:direction="ltr" fo:border-right="none" style:rotation-angle="0" style:rotation-align="none" style:shrink-to-fit="false" fo:border-top="0.0138in solid #aaaaaa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fo:border-bottom="0.0138in solid #aaaaaa" fo:background-color="#8ddf4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aaaaaa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138in solid #aaaaaa" fo:background-color="#8ddf4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aaaaaa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75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138in solid #aaaaaa" fo:background-color="#8ddf47" style:diagonal-bl-tr="none" style:diagonal-tl-br="none" style:text-align-source="value-type" style:repeat-content="false" fo:wrap-option="wrap" fo:border-left="none" style:direction="ltr" fo:border-right="0.0138in solid #aaaaaa" style:rotation-angle="0" style:rotation-align="none" style:shrink-to-fit="false" fo:border-top="0.0138in solid #aaaaaa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51">
      <style:table-cell-properties style:glyph-orientation-vertical="0" fo:border-bottom="0.0138in solid #aaaaaa" fo:background-color="#8ddf4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aaaaaa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51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51"/>
    <style:style style:name="ta_extref" style:family="table">
      <style:table-properties table:display="false"/>
    </style:style>
  </office:automatic-styles>
  <office:body>
    <office:spreadsheet>
      <table:table table:name="amy mutanta 29.1" table:style-name="ta1" table:print="false">
        <table:table-column table:style-name="co1" table:default-cell-style-name="ce4"/>
        <table:table-column table:style-name="co2" table:number-columns-repeated="10" table:default-cell-style-name="ce4"/>
        <table:table-column table:style-name="co3" table:default-cell-style-name="ce4"/>
        <table:table-column table:style-name="co4" table:number-columns-repeated="244" table:default-cell-style-name="ce4"/>
        <table:table-column table:style-name="co5" table:number-columns-repeated="768" table:default-cell-style-name="Default"/>
        <table:table-row table:style-name="ro1">
          <table:table-cell table:style-name="ce1" office:value-type="string">
            <text:p>plantID</text:p>
          </table:table-cell>
          <table:table-cell table:style-name="ce5" office:value-type="string">
            <text:p>wild_type</text:p>
          </table:table-cell>
          <table:table-cell table:style-name="ce5" office:value-type="string">
            <text:p>lesion</text:p>
          </table:table-cell>
          <table:table-cell table:style-name="ce6" office:value-type="string">
            <text:p>dwarf</text:p>
          </table:table-cell>
          <table:table-cell table:style-name="ce6" office:value-type="string">
            <text:p>other_phenotypes</text:p>
          </table:table-cell>
          <table:table-cell table:style-name="ce5" office:value-type="string">
            <text:p>cross</text:p>
          </table:table-cell>
          <table:table-cell table:style-name="ce5" office:value-type="string">
            <text:p>cross_maybe</text:p>
          </table:table-cell>
          <table:table-cell table:style-name="ce5" office:value-type="string">
            <text:p>photograph</text:p>
          </table:table-cell>
          <table:table-cell table:style-name="ce6" office:value-type="string">
            <text:p>observer</text:p>
          </table:table-cell>
          <table:table-cell table:style-name="ce5" office:value-type="string">
            <text:p>datetime</text:p>
          </table:table-cell>
          <table:table-cell table:style-name="ce6" office:value-type="string">
            <text:p>mutanta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ce2" office:value-type="string">
            <text:p>11N3426:0011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26:0011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6:0011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7:00119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395:0012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395:0012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1395:0012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8" office:value-type="date" office:date-value="2008-01-27">
            <text:p>Jan 27, 2008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1395:0012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1395:0012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395:0012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395:0012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395:0012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18:0012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18:0012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18:0012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8:0012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731:0012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28:0012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8:0012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9:0012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0:0012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31:0012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1:00126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2:0012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33:0012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3:0012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3:0012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4:00129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4:00129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5:0013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5:0013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55:0013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5:0013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5:0013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5:0013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5:00131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5:0013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6:0013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6:0013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7:0013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7:0013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7:0013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7:0013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8T10:40:50">
            <text:p>Jan 28, 2008 10:40:50 A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38:0013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8T10:41:27">
            <text:p>Jan 28, 2008 10:41:27 A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38:0013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8:00134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8:00134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8:0013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8:0013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57:0013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7:0013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57:0013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57:0013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257:0013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7:0013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9:0013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39:00136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5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39:0013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26:0013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2" office:value-type="string">
            <text:p>11N3226:001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26:00137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26:0013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6:00137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192:0013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2:0013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8T10:38:16">
            <text:p>Jan 28, 2008 10:38:16 A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2" table:number-columns-repeated="11"/>
          <table:table-cell table:number-columns-repeated="1012"/>
        </table:table-row>
        <table:table-row table:style-name="ro2" table:number-rows-repeated="640">
          <table:table-cell table:style-name="ce2" table:number-columns-repeated="12"/>
          <table:table-cell table:number-columns-repeated="1012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3"/>
          <table:table-cell table:style-name="ce2" table:number-columns-repeated="4"/>
          <table:table-cell table:number-columns-repeated="1012"/>
        </table:table-row>
        <table:table-row table:style-name="ro2" table:number-rows-repeated="25"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3" table:number-columns-repeated="2"/>
          <table:table-cell table:style-name="ce7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3" table:number-rows-repeated="10477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my mutanta 28.1" table:style-name="ta1" table:print="false">
        <table:table-column table:style-name="co6" table:default-cell-style-name="ce4"/>
        <table:table-column table:style-name="co7" table:number-columns-repeated="8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4" table:number-columns-repeated="244" table:default-cell-style-name="ce4"/>
        <table:table-column table:style-name="co5" table:number-columns-repeated="768" table:default-cell-style-name="Default"/>
        <table:table-row table:style-name="ro1">
          <table:table-cell table:style-name="ce1" office:value-type="string">
            <text:p>plantID</text:p>
          </table:table-cell>
          <table:table-cell table:style-name="ce5" office:value-type="string">
            <text:p>wild_type</text:p>
          </table:table-cell>
          <table:table-cell table:style-name="ce5" office:value-type="string">
            <text:p>lesion</text:p>
          </table:table-cell>
          <table:table-cell table:style-name="ce6" office:value-type="string">
            <text:p>dwarf</text:p>
          </table:table-cell>
          <table:table-cell table:style-name="ce6" office:value-type="string">
            <text:p>other_phenotypes</text:p>
          </table:table-cell>
          <table:table-cell table:style-name="ce5" office:value-type="string">
            <text:p>cross</text:p>
          </table:table-cell>
          <table:table-cell table:style-name="ce5" office:value-type="string">
            <text:p>cross_maybe</text:p>
          </table:table-cell>
          <table:table-cell table:style-name="ce5" office:value-type="string">
            <text:p>photograph</text:p>
          </table:table-cell>
          <table:table-cell table:style-name="ce6" office:value-type="string">
            <text:p>observer</text:p>
          </table:table-cell>
          <table:table-cell table:style-name="ce5" office:value-type="string">
            <text:p>datetime</text:p>
          </table:table-cell>
          <table:table-cell table:style-name="ce6" office:value-type="string">
            <text:p>mutanta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ce2" office:value-type="string">
            <text:p>11N3332:0000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2:0000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2:0000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332:0000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2:00001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3:00002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4:0000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4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5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6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38:0000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8:00007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9:0000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9:0000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9:0000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9:0000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39:0000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0:0000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41:0001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41:0001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41:0001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5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1:0001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42:0001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42:00011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2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0:0006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0:0006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0:0006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010:0006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010:0006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79:0006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1279:0006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601:0006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601:0006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01:0006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19:00066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19:00066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60:0006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60:0006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220:0006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0:0006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0:0006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20:0006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0:0006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20:0006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0:0006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0:0006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4:0006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4:0006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4:00069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4:0006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4:0006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8:0007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8:0007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28:0007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5:0007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299:0007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299:0007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99:0007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99:0007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99:0007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99:0007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99:0007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6:00073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float" office:value="7404">
            <text:p>7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7:0007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8:0007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8:00075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8:0007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6:00076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9:0007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9:0007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9:0007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9:0007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9:00077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9:0007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99:0007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99:0007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0:0007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0:0007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0:0007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0:0007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1:0007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1:0007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1:0007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01:0007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1:0007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1:0007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235:0008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35:0008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2:0008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2:0008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03:0008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3:0008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3:00082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8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8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8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300:0008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012:0008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4:0008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04:00085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4:0008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4:0008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631:00086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631:0008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5:00087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06:0008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6:0008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-----------------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406:00088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7:00089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8:0009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8:0009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8:0009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8:0009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08:0009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8:0009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0:0009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250:0009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0:0009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09:0009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09:0009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300:0009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0:00093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float" office:value="9413">
            <text:p>94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float" office:value="9409">
            <text:p>9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0:0009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1229:0009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29:0009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29:0009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229:0009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1229:0009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1:0009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411:0009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1:0009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411:0009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1:0009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1:0009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411:0009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style-name="ce2" office:value-type="string">
            <text:p>deer damag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11N3303:0009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3:0009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3:0009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3:0009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303:0009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2:00098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3:00099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3:0009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3:0009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float" office:value="9904">
            <text:p>9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3:0009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3:0009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2231:0010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2" office:value-type="string">
            <text:p>11N2231:0010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2231:00100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4:0010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4:00101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4:0010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2231:0010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2231:0010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2231:00100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9" office:value-type="date" office:date-value="2008-01-27T15:24:26">
            <text:p>Jan 27, 2008 3:24:26 PM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251:0010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251:0010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5:0010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6:0010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6:0010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6:0010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6:0010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6:0010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6:0010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6:0010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6:0010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7:0010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7:0010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8:0010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8:0010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9:0010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19:0010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9:0010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19:0010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0:0010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0:0010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20:0010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0:00108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0:0010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0:0010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0:0010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0:0010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0:0010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1:00109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2:0011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2:0011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2:0011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2:0011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1108:0011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108:00111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5:00112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196:0011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196:0011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1898:00114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3:00115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float" office:value="11510">
            <text:p>115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office:value-type="string">
            <text:p>from map only!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11N3424:0011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4:0011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4:00116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5:0011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2" office:value-type="string">
            <text:p>11N3425:00117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2" office:value-type="string">
            <text:p>11N3425:00117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3"/>
          <table:table-cell table:number-columns-repeated="1012"/>
        </table:table-row>
        <table:table-row table:style-name="ro2" table:number-rows-repeated="299">
          <table:table-cell table:style-name="ce2" table:number-columns-repeated="12"/>
          <table:table-cell table:number-columns-repeated="1012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3"/>
          <table:table-cell table:style-name="ce2" table:number-columns-repeated="4"/>
          <table:table-cell table:number-columns-repeated="1012"/>
        </table:table-row>
        <table:table-row table:style-name="ro2" table:number-rows-repeated="25"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3" table:number-columns-repeated="2"/>
          <table:table-cell table:style-name="ce7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 table:number-columns-repeated="2"/>
          <table:table-cell table:number-columns-repeated="1012"/>
        </table:table-row>
        <table:table-row table:style-name="ro3" table:number-rows-repeated="10477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my mutanta 27.1" table:style-name="ta1" table:print="false">
        <table:table-column table:style-name="co9" table:default-cell-style-name="ce4"/>
        <table:table-column table:style-name="co10" table:number-columns-repeated="10" table:default-cell-style-name="ce4"/>
        <table:table-column table:style-name="co4" table:number-columns-repeated="246" table:default-cell-style-name="ce4"/>
        <table:table-column table:style-name="co4" table:number-columns-repeated="767" table:default-cell-style-name="Default"/>
        <table:table-row table:style-name="ro4">
          <table:table-cell table:style-name="ce1" office:value-type="string">
            <text:p>plantID</text:p>
          </table:table-cell>
          <table:table-cell table:style-name="ce5" office:value-type="string">
            <text:p>wild_type</text:p>
          </table:table-cell>
          <table:table-cell table:style-name="ce5" office:value-type="string">
            <text:p>lesion</text:p>
          </table:table-cell>
          <table:table-cell table:style-name="ce6" office:value-type="string">
            <text:p>dwarf</text:p>
          </table:table-cell>
          <table:table-cell table:style-name="ce6" office:value-type="string">
            <text:p>other_phenotypes</text:p>
          </table:table-cell>
          <table:table-cell table:style-name="ce5" office:value-type="string">
            <text:p>cross</text:p>
          </table:table-cell>
          <table:table-cell table:style-name="ce5" office:value-type="string">
            <text:p>cross_maybe</text:p>
          </table:table-cell>
          <table:table-cell table:style-name="ce5" office:value-type="string">
            <text:p>photograph</text:p>
          </table:table-cell>
          <table:table-cell table:style-name="ce6" office:value-type="string">
            <text:p>observer</text:p>
          </table:table-cell>
          <table:table-cell table:style-name="ce5" office:value-type="string">
            <text:p>datetime</text:p>
          </table:table-cell>
          <table:table-cell table:style-name="ce10" office:value-type="string">
            <text:p>mutanta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3182:0024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82:0024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79:0024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230:00239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90:0023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3490:0023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9:0023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9:0023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9:0023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8:0023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8:0023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8:0023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3488:0023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8:0023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8:0023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3487:0023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487:00235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no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67:00282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18:0028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18:0028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18:00281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3118:0028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18:0028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3118:0028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small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188:0028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188:0028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188:0028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188:0028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188:0028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0178:0027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0178:0027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0178:0027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0178:0027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0178:0027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poor tass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float" office:value="27909">
            <text:p>279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rudimentary tass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989:0027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9:0027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float" office:value="27913">
            <text:p>279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ni</text:p>
          </table:table-cell>
          <table:table-cell table:style-name="ce2"/>
          <table:table-cell table:style-name="ce2" office:value-type="string">
            <text:p>no ear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11N2984:0027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>
          <table:table-cell table:style-name="ce2" office:value-type="string">
            <text:p>11N2984:0027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ni</text:p>
          </table:table-cell>
          <table:table-cell table:style-name="ce2" table:number-columns-repeated="2"/>
          <table:table-cell table:number-columns-repeated="1013"/>
        </table:table-row>
        <table:table-row table:style-name="ro2" table:number-rows-repeated="731">
          <table:table-cell table:style-name="ce2" table:number-columns-repeated="11"/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3" table:number-columns-repeated="3"/>
          <table:table-cell table:style-name="ce2" table:number-columns-repeated="3"/>
          <table:table-cell table:number-columns-repeated="1013"/>
        </table:table-row>
        <table:table-row table:style-name="ro2" table:number-rows-repeated="25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7"/>
          <table:table-cell table:style-name="ce2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number-columns-repeated="1013"/>
        </table:table-row>
        <table:table-row table:style-name="ro3" table:number-rows-repeated="10477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 together" table:style-name="ta1" table:print="false"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14" table:default-cell-style-name="ce13"/>
        <table:table-column table:style-name="co12" table:default-cell-style-name="Default"/>
        <table:table-row table:style-name="ro5">
          <table:table-cell table:style-name="ce1" office:value-type="string">
            <text:p>plantID</text:p>
          </table:table-cell>
          <table:table-cell table:style-name="ce5" office:value-type="string">
            <text:p>wild_type</text:p>
          </table:table-cell>
          <table:table-cell table:style-name="ce5" office:value-type="string">
            <text:p>lesion</text:p>
          </table:table-cell>
          <table:table-cell table:style-name="ce5" office:value-type="string">
            <text:p>cross</text:p>
          </table:table-cell>
          <table:table-cell table:style-name="ce5" office:value-type="string">
            <text:p>photograph</text:p>
          </table:table-cell>
          <table:table-cell table:style-name="ce6" office:value-type="string">
            <text:p>stature</text:p>
          </table:table-cell>
          <table:table-cell table:style-name="ce6" office:value-type="string">
            <text:p>tassel</text:p>
          </table:table-cell>
          <table:table-cell table:style-name="ce6" office:value-type="string">
            <text:p>ear</text:p>
          </table:table-cell>
          <table:table-cell table:style-name="ce6" office:value-type="string">
            <text:p>other_phenotypes</text:p>
          </table:table-cell>
          <table:table-cell table:style-name="ce6" office:value-type="string">
            <text:p>observer</text:p>
          </table:table-cell>
          <table:table-cell table:style-name="ce11" office:value-type="string">
            <text:p>datetime</text:p>
          </table:table-cell>
          <table:table-cell table:style-name="ce6" office:value-type="string">
            <text:p>mutanta</text:p>
          </table:table-cell>
        </table:table-row>
        <table:table-row table:style-name="ro6">
          <table:table-cell table:style-name="ce2" office:value-type="string">
            <text:p>11N3426:0011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6:0011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7:00119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">
            <text:p>01/27/2008 00:00:00</text:p>
          </table:table-cell>
          <table:table-cell table:style-name="ce2"/>
        </table:table-row>
        <table:table-row table:style-name="ro6">
          <table:table-cell table:style-name="ce2" office:value-type="string">
            <text:p>11N1395:0012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395:0012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8:0012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731:0012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8:0012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9:0012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0:0012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1:00126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2:0012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3:0012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4:00129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5:0013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5:0013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5:0013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5:0013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5:0013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6:0013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7:0013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7:0013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7:0013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7:0013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8T10:40:50">
            <text:p>01/28/2008 10:40:50</text:p>
          </table:table-cell>
          <table:table-cell table:style-name="ce2"/>
        </table:table-row>
        <table:table-row table:style-name="ro6">
          <table:table-cell table:style-name="ce2" office:value-type="string">
            <text:p>11N3438:0013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8T10:41:27">
            <text:p>01/28/2008 10:41:27</text:p>
          </table:table-cell>
          <table:table-cell table:style-name="ce2"/>
        </table:table-row>
        <table:table-row table:style-name="ro6">
          <table:table-cell table:style-name="ce2" office:value-type="string">
            <text:p>11N3438:0013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8:0013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7:0013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5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39:0013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6:00137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2:0013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8T10:38:16">
            <text:p>01/28/2008 10:38:16</text:p>
          </table:table-cell>
          <table:table-cell table:style-name="ce2"/>
        </table:table-row>
        <table:table-row table:style-name="ro6">
          <table:table-cell table:style-name="ce2" office:value-type="string">
            <text:p>11N3332:0000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2:0000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2:0000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2:0000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2:00001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3:00002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4:0000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8:00007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9:0000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9:0000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9:0000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9:0000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39:0000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0:0000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1:0001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42:00011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0:0006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0:0006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0:0006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0:0006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0:0006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79:0006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01:0006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19:00066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60:0006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0:0006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4:0006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4:0006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4:00069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4:0006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4:0006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8:0007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8:0007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28:0007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5:0007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99:0007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6:00073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7:0007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8:0007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6:00076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99:0007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0:0007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0:0007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0:0007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0:0007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1:0007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35:0008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2:0008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3:00082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poor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8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012:0008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4:0008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631:0008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5:00087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-----------------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6:00088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7:00089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8:0009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0:0009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0:00091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0:0009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09:0009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0:00093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0:0009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29:0009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29:0009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29:0009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29:0009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229:0009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1:0009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3:00097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3:0009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3:0009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3:0009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303:00097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2:00098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3:0009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4:0010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231:0010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2231:00100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 office:value-type="date" office:date-value="2008-01-27T15:24:26">
            <text:p>01/27/2008 15:24:26</text:p>
          </table:table-cell>
          <table:table-cell table:style-name="ce2"/>
        </table:table-row>
        <table:table-row table:style-name="ro6">
          <table:table-cell table:style-name="ce2" office:value-type="string">
            <text:p>11N3251:0010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51:00102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5:0010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6:0010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7:0010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8:0010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9:0010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9:00107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9:00107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19:0010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0:0010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1:00109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2:0011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108:00111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5:00112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96:00113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1898:00114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3:00115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4:00116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25:00117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82:0024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79:0024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230:00239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90:00238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9:0023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9:0023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9:00237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8:00236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487:00235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no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67:00282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3118:0028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small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rudimentary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188:0028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5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2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3ft</text:p>
          </table:table-cell>
          <table:table-cell table:style-name="ce2" office:value-type="string">
            <text:p>poor tassel</text:p>
          </table:table-cell>
          <table:table-cell table:style-name="ce2" table:number-columns-repeated="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4ft</text:p>
          </table:table-cell>
          <table:table-cell table:style-name="ce2" office:value-type="string">
            <text:p>rudimentary tassel</text:p>
          </table:table-cell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3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9:00278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2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0178:00279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5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0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horter_by_4ft</text:p>
          </table:table-cell>
          <table:table-cell table:style-name="ce2"/>
          <table:table-cell table:style-name="ce2" office:value-type="string">
            <text:p>no ear</text:p>
          </table:table-cell>
          <table:table-cell table:style-name="ce2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>
          <table:table-cell table:style-name="ce2" office:value-type="string">
            <text:p>11N2984:00277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rter_by_1ft</text:p>
          </table:table-cell>
          <table:table-cell table:style-name="ce2" table:number-columns-repeated="3"/>
          <table:table-cell table:style-name="ce2" office:value-type="string">
            <text:p>toni</text:p>
          </table:table-cell>
          <table:table-cell table:style-name="ce12"/>
          <table:table-cell table:style-name="ce2"/>
        </table:table-row>
        <table:table-row table:style-name="ro6" table:number-rows-repeated="1047733">
          <table:table-cell table:number-columns-repeated="12"/>
        </table:table-row>
        <table:table-row table:style-name="ro6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2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01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31T00:50:36</meta:creation-date>
    <dc:date>2012-01-31T01:44:54</dc:date>
    <meta:editing-duration>PT00H34M36S</meta:editing-duration>
    <meta:editing-cycles>5</meta:editing-cycles>
    <meta:generator>NeoOffice/3.1.2$Unix OpenOffice.org_project/Patch 9</meta:generator>
    <meta:document-statistic meta:table-count="4" meta:cell-count="13015" meta:object-count="0"/>
  </office:meta>
</office:document-meta>
</file>